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, This is new test file</text:p>
      <text:p text:style-name="P1">Hi, how are you. Hope you are in good.</text:p>
      <text:p text:style-name="P1">This is new line added.</text:p>
      <text:p text:style-name="P1"><text:s/>This is new feature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date>2020-06-19T15:56:41</dc:date>
    <meta:editing-duration>PT1M2S</meta:editing-duration>
    <meta:editing-cycles>4</meta:editing-cycles>
    <meta:document-statistic meta:table-count="0" meta:image-count="0" meta:object-count="0" meta:page-count="1" meta:paragraph-count="4" meta:word-count="26" meta:character-count="114"/>
  </office:meta>
</office:document-meta>
</file>